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LogFilePatternReceiver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yUserInfo.MyUserInfo( String this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LogFilePatternReceiver.setContainer( Contai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NamePasswordDialog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UserInfo.promptPassphras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UserInfo.getPassphr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UserInfo.promptPassword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amePasswordDialog.actionPerformed( Actio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UserInf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UserInfo.showMessag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FSLogFilePatternReceiv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FSReader.ru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UserNamePasswordDialog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amePasswordDialog.UserNamePasswordDialog( Frame container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VFSLogFilePatternReceiver.VFSLogFilePatternRece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LogFilePatternReceiver.setPromptForUserInfo( boolean promptForUser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LogFilePatternReceiver.activateOption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VFSLogFilePatternReceiver.isPromptForUs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UserInfo.promptYesNo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UserInfo.promptKeyboardInteractive( String destination , String loginName , String instruction , String [ ] prompt , boolean [ ] ech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